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dd7" officeooo:paragraph-rsid="00013dd7"/>
    </style:style>
    <style:style style:name="P2" style:family="paragraph" style:parent-style-name="Standard">
      <style:paragraph-properties fo:text-align="start" style:justify-single-word="false"/>
      <style:text-properties officeooo:rsid="0001d6e6" officeooo:paragraph-rsid="0001d6e6"/>
    </style:style>
    <style:style style:name="P3" style:family="paragraph" style:parent-style-name="Standard">
      <style:paragraph-properties fo:text-align="center" style:justify-single-word="false"/>
      <style:text-properties officeooo:rsid="000377c5" officeooo:paragraph-rsid="000377c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d6e6" officeooo:paragraph-rsid="0001d6e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b443" officeooo:paragraph-rsid="0004b44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4b443" officeooo:paragraph-rsid="0004b443"/>
    </style:style>
    <style:style style:name="P7" style:family="paragraph" style:parent-style-name="Standard">
      <style:paragraph-properties fo:text-align="start" style:justify-single-word="false"/>
      <style:text-properties officeooo:rsid="0001d6e6" officeooo:paragraph-rsid="0001d6e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6a65f" officeooo:paragraph-rsid="0006a65f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a568" officeooo:paragraph-rsid="0007a568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6a65f" officeooo:paragraph-rsid="0006a65f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officeooo:rsid="0006a65f" officeooo:paragraph-rsid="0006a65f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6d5e1" officeooo:paragraph-rsid="0006d5e1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7a568" officeooo:paragraph-rsid="0007a568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7a568" officeooo:paragraph-rsid="0008fad4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7e72c" officeooo:paragraph-rsid="0007e72c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9f1cb" officeooo:paragraph-rsid="0009f1cb"/>
    </style:style>
    <style:style style:name="P17" style:family="paragraph">
      <style:paragraph-properties fo:text-align="center"/>
    </style:style>
    <style:style style:name="T1" style:family="text">
      <style:text-properties officeooo:rsid="0008fad4"/>
    </style:style>
    <style:style style:name="T2" style:family="text">
      <style:text-properties officeooo:rsid="0009f1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111111" draw:textarea-vertical-align="middle" draw:auto-grow-height="false" fo:min-height="2.732cm" fo:min-width="3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D</text:p>
      <text:p text:style-name="P3">Test Driven Development </text:p>
      <text:p text:style-name="P8">I-Présentation</text:p>
      <text:p text:style-name="P1"/>
      <text:p text:style-name="P4">Concept :</text:p>
      <text:p text:style-name="P2">Rédaction de tests unitaires avant la rédaction du code.</text:p>
      <text:p text:style-name="P2"/>
      <text:p text:style-name="P4">Méthodologie :</text:p>
      <text:p text:style-name="P2"><draw:custom-shape text:anchor-type="paragraph" draw:z-index="0" draw:style-name="gr1" draw:text-style-name="P17" svg:width="3.728cm" svg:height="2.731cm" svg:x="-1.863cm" svg:y="0.132cm"><text:p/><draw:enhanced-geometry svg:viewBox="0 0 21600 21600" draw:text-areas="0 0 21600 21600" draw:type="circular-arrow" draw:modifiers="95.6840107910895 -110.919054902035 9128.7651236883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1- ajouter un test</text:p>
      <text:p text:style-name="P2">2- exécuter le test, il doit échouer</text:p>
      <text:p text:style-name="P2">3-ajouter du code pour faire passer le test</text:p>
      <text:p text:style-name="P2">4-exécuter le test, il doit passer</text:p>
      <text:p text:style-name="P2">5-remaniement du code</text:p>
      <text:p text:style-name="P2">6-vérifier que les tests passent toujours</text:p>
      <text:p text:style-name="P2"/>
      <text:p text:style-name="P5">Avantages :</text:p>
      <text:p text:style-name="P5"/>
      <text:p text:style-name="P6"><text:tab/>-L 'écriture de test permet au développeur de vérifier de manière certaine<text:tab/> <text:s/>que son code est valide. </text:p>
      <text:p text:style-name="P6"><text:tab/>-permet de définir clairement les fonctionnalités </text:p>
      <text:p text:style-name="P2"/>
      <text:p text:style-name="P4">Exemple :</text:p>
      <text:p text:style-name="P2"/>
      <text:p text:style-name="P2">package exemple ;</text:p>
      <text:p text:style-name="P2">Public class Personnage{ </text:p>
      <text:p text:style-name="P2"><text:s/><text:tab/>Orientation o ;</text:p>
      <text:p text:style-name="P2"><text:tab/>public Orientation getOrientation(){</text:p>
      <text:p text:style-name="P2"><text:tab/><text:tab/>return o ;</text:p>
      <text:p text:style-name="P2"><text:tab/>}</text:p>
      <text:p text:style-name="P2">}</text:p>
      <text:p text:style-name="P2"/>
      <text:p text:style-name="P2">package exemple ;</text:p>
      <text:p text:style-name="P2">public enum Orientation{</text:p>
      <text:p text:style-name="P2"><text:tab/>NORD ;</text:p>
      <text:p text:style-name="P2">}</text:p>
      <text:p text:style-name="P2"/>
      <text:p text:style-name="P2"/>
      <text:p text:style-name="P2">→ Rédaction d'un test unitaire</text:p>
      <text:p text:style-name="P2"/>
      <text:p text:style-name="P2">package exemple ;</text:p>
      <text:p text:style-name="P2"/>
      <text:p text:style-name="P2">public class testPersonnage {</text:p>
      <text:p text:style-name="P2"><text:tab/>public void testPositionInitialeNord(){</text:p>
      <text:p text:style-name="P2"><text:tab/><text:tab/>Personnage perso = new Personnage() ;</text:p>
      <text:p text:style-name="P2"><text:tab/><text:tab/>assertEquals(Orientation.NORD, personnage.getOrientation());</text:p>
      <text:p text:style-name="P2"><text:tab/>}</text:p>
      <text:p text:style-name="P2">}</text:p>
      <text:p text:style-name="P2"/>
      <text:p text:style-name="P2"><text:tab/>Le test devrait échouer.</text:p>
      <text:p text:style-name="P2"/>
      <text:p text:style-name="P2">On rédige le constructeur adéquat pour que le test fonctionne.</text:p>
      <text:p text:style-name="P2"/>
      <text:p text:style-name="P2"><text:soft-page-break/></text:p>
      <text:p text:style-name="P2"/>
      <text:p text:style-name="P2"><text:tab/><text:tab/>public Personnage(){</text:p>
      <text:p text:style-name="P2"><text:tab/><text:tab/><text:tab/>this.o = Orientation.NORD;</text:p>
      <text:p text:style-name="P2"><text:tab/><text:tab/>}</text:p>
      <text:p text:style-name="P2">Avec ce nouveau constructeur ce test devrait passer au vert.</text:p>
      <text:p text:style-name="P2"/>
      <text:p text:style-name="P2"/>
      <text:p text:style-name="P8">II-Le « code propre »</text:p>
      <text:p text:style-name="P8"/>
      <text:p text:style-name="P10">La méthodologie TDD induit la rédaction d'un code dit «propre».</text:p>
      <text:p text:style-name="P16">Lors de la phase de refactoring, c’est-à-dire retravailler le code sans modifier ses fonctionnalités : l'optimiser</text:p>
      <text:p text:style-name="P10"/>
      <text:p text:style-name="P8">Qu'est ce que le code propre ?</text:p>
      <text:p text:style-name="P10">Regroupement de règles et principes de rédaction qui assurent sa lisibilité, simplicité, une structure qui peut évoluer facilement avec le temps.</text:p>
      <text:p text:style-name="P10"/>
      <text:p text:style-name="P10">Quelques principes :</text:p>
      <text:list xml:id="list1971161824501009393" text:style-name="L1">
        <text:list-item>
          <text:p text:style-name="P11">Pas de méthodes trop longues (~20 lignes)</text:p>
        </text:list-item>
        <text:list-item>
          <text:p text:style-name="P11">Pas de classe trop longues (~300 lignes)</text:p>
        </text:list-item>
        <text:list-item>
          <text:p text:style-name="P11">Doit en comprendre l'objectif globale après une lecture « rapide »</text:p>
        </text:list-item>
        <text:list-item>
          <text:p text:style-name="P11">Peu de méthodes static</text:p>
        </text:list-item>
        <text:list-item>
          <text:p text:style-name="P15">Peu de commentaire</text:p>
        </text:list-item>
        <text:list-item>
          <text:p text:style-name="P11">Pas plus de 2 niveaux d'indentation par méthode</text:p>
        </text:list-item>
      </text:list>
      <text:p text:style-name="P10"/>
      <text:p text:style-name="P10">Induit une décomposition des méthodes jusqu'à obtenir des méthodes indécomposables.</text:p>
      <text:p text:style-name="P10">Ce qui engendre un besoin d'automatiser ce travail :</text:p>
      <text:p text:style-name="P10">Cela est possible grâce aux IDE</text:p>
      <text:p text:style-name="P10"/>
      <text:p text:style-name="P8">Exemple de code illisible :</text:p>
      <text:p text:style-name="P12">public void iniatiliserPartie(){</text:p>
      <text:p text:style-name="P12"><text:tab/>i=new Ile(10) ;</text:p>
      <text:p text:style-name="P12"><text:tab/>i.placerLesNavires() ;</text:p>
      <text:p text:style-name="P12"><text:tab/>i.placerEau() ;</text:p>
      <text:p text:style-name="P12"><text:tab/>composerEquipe(1) ;</text:p>
      <text:p text:style-name="P12"><text:tab/>composerEquipe(2) ;</text:p>
      <text:p text:style-name="P12"><text:tab/>i.placerLesEquipages() ;</text:p>
      <text:p text:style-name="P12"><text:tab/>i.placerCoffre() ;</text:p>
      <text:p text:style-name="P12"><text:tab/>i.placerClé() ;</text:p>
      <text:p text:style-name="P12">}</text:p>
      <text:p text:style-name="P10"/>
      <text:p text:style-name="P10"/>
      <text:p text:style-name="P10"/>
      <text:p text:style-name="P10"/>
      <text:p text:style-name="P10"/>
      <text:p text:style-name="P8">Ce même code en respectant les principes de code propre : </text:p>
      <text:p text:style-name="P12"/>
      <text:p text:style-name="P12">public void initialiserPartie(){</text:p>
      <text:p text:style-name="P12"><text:tab/>i=new Ile(10) ;</text:p>
      <text:p text:style-name="P12"><text:tab/>composerLesEquipe() ; </text:p>
      <text:p text:style-name="P12"><text:tab/>i.placerLeDecor() ;</text:p>
      <text:p text:style-name="P12"><text:soft-page-break/>}</text:p>
      <text:p text:style-name="P8"/>
      <text:p text:style-name="P10"/>
      <text:p text:style-name="P9">III-Utilité de git</text:p>
      <text:p text:style-name="P13"/>
      <text:p text:style-name="P14">Git permet de gérer <text:span text:style-name="T1">différentes version de logiciel et donc permet de développer du code pour chaque test unitaire dans des branches différentes.</text:span></text:p>
      <text:p text:style-name="P14"><text:span text:style-name="T1">De plus, il permet à différents utilisateurs de travailler sur un même fichier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08:08:53.763723677</meta:creation-date>
    <dc:date>2016-04-25T11:05:47.930722765</dc:date>
    <meta:editing-duration>PT1H2M1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3" meta:paragraph-count="76" meta:word-count="380" meta:character-count="2475" meta:non-whitespace-character-count="2134"/>
  </office:meta>
</office:document-meta>
</file>